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style:vertical-align="" fo:padding="0.097cm" fo:border="none"/>
    </style:style>
    <style:style style:name="Таблица1.2" style:family="table-row">
      <style:table-row-properties style:min-row-height="0.011cm"/>
    </style:style>
    <style:style style:name="Таблица1.A2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fo:color="#0047ff" style:font-name="Cambria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font-name="Times New Roman2" style:font-name-asian="Times New Roman3" style:font-name-complex="Times New Roman3"/>
    </style:style>
    <style:style style:name="T7" style:family="text">
      <style:text-properties style:font-name-asian="Times New Roman3" style:font-name-complex="Times New Roman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<text:span text:style-name="T4">steamps</text:span> </text:p>
          </table:table-cell>
        </table:table-row>
        <table:table-row table:style-name="Таблица1.2">
          <table:table-cell table:style-name="Таблица1.A2" office:value-type="string">
            <text:p text:style-name="P2">Специальная функция, вычисляющая свойства <text:span text:style-name="T1">водяного пара</text:span> по <text:span text:style-name="T1">давлению</text:span> на <text:span text:style-name="T1">линии насыщения</text:span>. Диапазон: давления от 0.09 до 50 МПа и температуры от 10 до 800 °С.</text:p>
            <text:p text:style-name="P2">Запись функции имеет вид:</text:p>
            <text:p text:style-name="P2"><text:span text:style-name="T5">steamps</text:span>(P, flag);</text:p>
            <text:p text:style-name="P2">Например, запись</text:p>
            <text:p text:style-name="P2"><text:span text:style-name="T1">v_уд</text:span> = <text:span text:style-name="T5">steamps</text:span>(1е6,4);</text:p>
            <text:p text:style-name="P2">соответствует вычислению удельного объема водяного пара <text:span text:style-name="T1">v_уд</text:span> (<text:span text:style-name="T1">flag</text:span> равен 4) на линии насыщения при давлении 1<text:span text:style-name="T7">·</text:span>10<text:span text:style-name="T2">6</text:span> <text:s/>Па (1 МПа).</text:p>
            <text:p text:style-name="P2">Значения параметра <text:span text:style-name="T1">flag</text:span> могут изменяться от 1 до 12 и соответствовать вычислению следующих термодинамических характеристик <text:span text:style-name="T1">водяного пара</text:span>:</text:p>
            <text:p text:style-name="P2"><text:span text:style-name="T1">1</text:span> – давление;</text:p>
            <text:p text:style-name="P2"><text:span text:style-name="T1">2</text:span> – температура;</text:p>
            <text:p text:style-name="P2"><text:span text:style-name="T1">3</text:span> – энтальпия;</text:p>
            <text:p text:style-name="P2"><text:span text:style-name="T1">4</text:span> – удельный объем;</text:p>
            <text:p text:style-name="P2"><text:span text:style-name="T1">5</text:span> – число Прандтля;</text:p>
            <text:p text:style-name="P2"><text:span text:style-name="T1">6</text:span> – динамическая вязкость;</text:p>
            <text:p text:style-name="P2"><text:span text:style-name="T1">7</text:span> – коэффициент теплопроводности;</text:p>
            <text:p text:style-name="P2"><text:span text:style-name="T1">8</text:span> – энтропия;</text:p>
            <text:p text:style-name="P2"><text:span text:style-name="T1">9</text:span> – удельная теплоёмкость Cp;</text:p>
            <text:p text:style-name="P2"><text:span text:style-name="T1">10</text:span> – удельная теплоёмкость Cv;</text:p>
            <text:p text:style-name="P2"><text:span text:style-name="T1">11</text:span> – производная плотности по энтальпии при постоянном давлении (∂ρ/∂i)<text:span text:style-name="T3">P</text:span>;</text:p>
            <text:p text:style-name="P2"><text:span text:style-name="T1">12</text:span> – производная плотности по давлению при постоянном объёме (∂ρ/∂p)<text:span text:style-name="T3">V</text:span>;</text:p>
            <text:p text:style-name="P2">Входные параметры и возвращаемые значения термодинамических параметров <text:span text:style-name="T1">водяного пара</text:span> представляются в системе СИ (за исключением температуры, которая измеряется в °С)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eamps</dc:title>
    <dc:date>2015-07-27T16:57:25.40</dc:date>
    <meta:generator>OpenOffice/4.1.1$Win32 OpenOffice.org_project/411m6$Build-9775</meta:generator>
    <meta:editing-duration>PT2H59M5S</meta:editing-duration>
    <meta:editing-cycles>71</meta:editing-cycles>
    <meta:document-statistic meta:table-count="1" meta:image-count="0" meta:object-count="0" meta:page-count="1" meta:paragraph-count="21" meta:word-count="151" meta:character-count="1028"/>
    <dc:creator>Долгов Андрей</dc:creator>
  </office:meta>
</office:document-meta>
</file>